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6.85in" table:align="margins" fo:background-color="transparent">
        <style:background-image/>
      </style:table-properties>
    </style:style>
    <style:style style:name="Table2.A" style:family="table-column">
      <style:table-column-properties style:column-width="1.1229in" style:rel-column-width="10740*"/>
    </style:style>
    <style:style style:name="Table2.B" style:family="table-column">
      <style:table-column-properties style:column-width="2.9118in" style:rel-column-width="27857*"/>
    </style:style>
    <style:style style:name="Table2.C" style:family="table-column">
      <style:table-column-properties style:column-width="1.1194in" style:rel-column-width="10712*"/>
    </style:style>
    <style:style style:name="Table2.D" style:family="table-column">
      <style:table-column-properties style:column-width="1.6958in" style:rel-column-width="16226*"/>
    </style:style>
    <style:style style:name="Table2.1" style:family="table-row">
      <style:table-row-properties style:min-row-height="0.2257in"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007in" fo:background-color="transparent">
        <style:background-image/>
      </style:table-row-properties>
    </style:style>
    <style:style style:name="Table2.3" style:family="table-row">
      <style:table-row-properties style:min-row-height="0.2451in" fo:background-color="transparent">
        <style:background-image/>
      </style:table-row-properties>
    </style:style>
    <style:style style:name="Table3" style:family="table">
      <style:table-properties style:width="6.85in" table:align="margins"/>
    </style:style>
    <style:style style:name="Table3.A" style:family="table-column">
      <style:table-column-properties style:column-width="2.283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85in" table:align="margins"/>
    </style:style>
    <style:style style:name="Table4.A" style:family="table-column">
      <style:table-column-properties style:column-width="0.3625in" style:rel-column-width="522*"/>
    </style:style>
    <style:style style:name="Table4.B" style:family="table-column">
      <style:table-column-properties style:column-width="0.7417in" style:rel-column-width="1068*"/>
    </style:style>
    <style:style style:name="Table4.C" style:family="table-column">
      <style:table-column-properties style:column-width="2in" style:rel-column-width="2880*"/>
    </style:style>
    <style:style style:name="Table4.D" style:family="table-column">
      <style:table-column-properties style:column-width="0.5625in" style:rel-column-width="810*"/>
    </style:style>
    <style:style style:name="Table4.E" style:family="table-column">
      <style:table-column-properties style:column-width="0.8125in" style:rel-column-width="1170*"/>
    </style:style>
    <style:style style:name="Table4.F" style:family="table-column">
      <style:table-column-properties style:column-width="1in" style:rel-column-width="1440*"/>
    </style:style>
    <style:style style:name="Table4.G" style:family="table-column">
      <style:table-column-properties style:column-width="1.3708in" style:rel-column-width="197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2" style:family="table-row">
      <style:table-row-properties style:min-row-height="0.1972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officeooo:paragraph-rsid="008d3d6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style:font-name="Times New Roman"/>
    </style:style>
    <style:style style:name="P4" style:family="paragraph" style:parent-style-name="Table_20_Contents">
      <style:paragraph-properties fo:line-height="150%" fo:text-align="end" style:justify-single-word="false"/>
      <style:text-properties style:font-name="Times New Roman" fo:font-size="8pt" officeooo:paragraph-rsid="00c247e6" style:font-size-asian="8pt" style:font-size-complex="8pt"/>
    </style:style>
    <style:style style:name="P5" style:family="paragraph" style:parent-style-name="Table_20_Contents">
      <style:paragraph-properties fo:margin-top="0.1189in" fo:margin-bottom="0.1189in" style:contextual-spacing="false" fo:line-height="150%"/>
      <style:text-properties style:font-name="Times New Roman" officeooo:paragraph-rsid="014bd8f3"/>
    </style:style>
    <style:style style:name="P6" style:family="paragraph" style:parent-style-name="Table_20_Contents">
      <style:paragraph-properties fo:margin-top="0.0398in" fo:margin-bottom="0.0398in" style:contextual-spacing="false" fo:line-height="150%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9pt" style:font-size-asian="9pt" style:font-size-complex="9pt"/>
    </style:style>
    <style:style style:name="P8" style:family="paragraph" style:parent-style-name="Standard">
      <style:text-properties style:font-name="Times New Roman" fo:font-size="9pt" officeooo:rsid="0016b123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9pt" officeooo:paragraph-rsid="007f3ab5" style:font-size-asian="9pt" style:font-size-complex="9pt"/>
    </style:style>
    <style:style style:name="P11" style:family="paragraph" style:parent-style-name="Table_20_Contents">
      <style:text-properties style:font-name="Times New Roman" fo:font-size="9pt" style:font-size-asian="9pt" style:font-size-complex="9pt"/>
    </style:style>
    <style:style style:name="P12" style:family="paragraph" style:parent-style-name="Table_20_Contents">
      <style:paragraph-properties fo:line-height="150%" fo:text-align="start" style:justify-single-word="false"/>
      <style:text-properties style:font-name="Times New Roman" fo:font-size="9pt" officeooo:paragraph-rsid="007c45b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9pt" officeooo:paragraph-rsid="00fcf1e8" style:font-size-asian="9pt" style:font-size-complex="9pt"/>
    </style:style>
    <style:style style:name="P14" style:family="paragraph" style:parent-style-name="Table_20_Contents">
      <style:text-properties style:font-name="Times New Roman" fo:font-size="9pt" fo:font-weight="bold" officeooo:rsid="0017b2e5" officeooo:paragraph-rsid="0017b2e5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Times New Roman" fo:font-size="9pt" fo:font-weight="bold" officeooo:rsid="00967eb7" officeooo:paragraph-rsid="00967eb7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Times New Roman" fo:font-size="9pt" fo:font-weight="bold" officeooo:paragraph-rsid="00768ab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Times New Roman" fo:font-size="9pt" fo:font-weight="bold" officeooo:rsid="001912a8" officeooo:paragraph-rsid="001912a8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Times New Roman" fo:font-size="9pt" fo:font-weight="bold" officeooo:rsid="001abd1b" officeooo:paragraph-rsid="001abd1b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Times New Roman" fo:font-size="9pt" fo:font-weight="bold" officeooo:rsid="001b6438" officeooo:paragraph-rsid="001b643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Times New Roman" fo:font-size="9pt" fo:font-weight="bold" officeooo:rsid="001b6438" officeooo:paragraph-rsid="007f3ab5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Times New Roman" fo:font-size="9pt" fo:font-weight="bold" officeooo:rsid="007f3ab5" officeooo:paragraph-rsid="007f3ab5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line-height="150%" fo:text-align="start" style:justify-single-word="false"/>
      <style:text-properties style:font-name="Times New Roman" fo:font-size="9pt" fo:font-weight="bold" officeooo:rsid="009cb259" officeooo:paragraph-rsid="00470c5f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line-height="150%" fo:text-align="start" style:justify-single-word="false"/>
      <style:text-properties style:font-name="Times New Roman" fo:font-size="9pt" fo:font-weight="bold" officeooo:rsid="009cb259" officeooo:paragraph-rsid="00fcf1e8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Times New Roman" fo:font-size="9pt" fo:font-weight="bold" officeooo:rsid="009cb259" officeooo:paragraph-rsid="00430aa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Times New Roman" fo:font-size="9pt" fo:font-weight="bold" officeooo:rsid="00430aaa" officeooo:paragraph-rsid="00430aa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Times New Roman" fo:font-size="9pt" fo:font-weight="bold" officeooo:rsid="0044d471" officeooo:paragraph-rsid="0044d471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line-height="100%" fo:text-align="end" style:justify-single-word="false"/>
      <style:text-properties style:font-name="Times New Roman" fo:font-size="9pt" fo:font-weight="normal" officeooo:paragraph-rsid="00430aaa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top="0.0398in" fo:margin-bottom="0.0398in" style:contextual-spacing="false" fo:line-height="115%"/>
    </style:style>
    <style:style style:name="P31" style:family="paragraph" style:parent-style-name="Table_20_Contents">
      <style:paragraph-properties fo:line-height="115%" fo:text-align="start" style:justify-single-word="false"/>
      <style:text-properties officeooo:paragraph-rsid="009467d1"/>
    </style:style>
    <style:style style:name="P32" style:family="paragraph" style:parent-style-name="Table_20_Contents">
      <style:paragraph-properties fo:margin-top="0.1189in" fo:margin-bottom="0.1189in" style:contextual-spacing="false" fo:line-height="150%"/>
      <style:text-properties style:font-name="Pyidaungsu" fo:font-size="20pt" style:font-size-asian="20pt" style:font-size-complex="20pt"/>
    </style:style>
    <style:style style:name="P33" style:family="paragraph" style:parent-style-name="Table_20_Contents">
      <style:paragraph-properties fo:margin-top="0in" fo:margin-bottom="0in" style:contextual-spacing="false" fo:line-height="150%"/>
      <style:text-properties style:font-name="Pyidaungsu" fo:font-size="10pt" officeooo:paragraph-rsid="00d422b7" style:font-size-asian="10pt" style:font-size-complex="10pt"/>
    </style:style>
    <style:style style:name="P34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style:font-name="Pyidaungsu" fo:font-size="10pt" officeooo:paragraph-rsid="009467d1" style:font-size-asian="10pt" style:font-size-complex="10pt"/>
    </style:style>
    <style:style style:name="P35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style:font-name="Pyidaungsu" fo:font-size="10pt" officeooo:paragraph-rsid="00df5662" style:font-size-asian="10pt" style:font-size-complex="10pt"/>
    </style:style>
    <style:style style:name="P36" style:family="paragraph" style:parent-style-name="Header">
      <style:text-properties officeooo:paragraph-rsid="008d3d6c"/>
    </style:style>
    <style:style style:name="P37" style:family="paragraph" style:parent-style-name="Table_20_Contents">
      <style:paragraph-properties fo:line-height="150%" fo:text-align="start" style:justify-single-word="false"/>
      <style:text-properties officeooo:paragraph-rsid="009467d1"/>
    </style:style>
    <style:style style:name="P38" style:family="paragraph" style:parent-style-name="Standard">
      <style:text-properties officeooo:paragraph-rsid="009467d1"/>
    </style:style>
    <style:style style:name="P39" style:family="paragraph" style:parent-style-name="Table_20_Contents">
      <style:text-properties officeooo:paragraph-rsid="0051b4c0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9pt" officeooo:paragraph-rsid="00fcf1e8" style:font-size-asian="9pt" style:font-size-complex="9pt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Times New Roman" fo:font-size="9pt" fo:font-weight="normal" officeooo:paragraph-rsid="018b5315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Times New Roman" fo:font-size="9pt" fo:font-weight="normal" officeooo:paragraph-rsid="018b5315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line-height="100%" fo:text-align="start" style:justify-single-word="false"/>
      <style:text-properties style:font-name="Times New Roman" fo:font-size="9pt" fo:font-weight="bold" officeooo:rsid="018b5315" officeooo:paragraph-rsid="018b5315" style:font-size-asian="9pt" style:font-weight-asian="bold" style:font-size-complex="9pt" style:font-weight-complex="bold"/>
    </style:style>
    <style:style style:name="P44" style:family="paragraph" style:parent-style-name="Table_20_Contents">
      <style:text-properties officeooo:paragraph-rsid="0051b4c0"/>
    </style:style>
    <style:style style:name="T1" style:family="text">
      <style:text-properties style:font-name="Times New Roman" fo:font-size="6pt" officeooo:rsid="008e7dbb" style:font-size-asian="6pt" style:font-size-complex="6pt"/>
    </style:style>
    <style:style style:name="T2" style:family="text">
      <style:text-properties style:font-name="Times New Roman" fo:font-size="9pt" officeooo:rsid="00c247e6" style:font-size-asian="9pt" style:font-size-complex="9pt"/>
    </style:style>
    <style:style style:name="T3" style:family="text">
      <style:text-properties style:font-name="Times New Roman" fo:font-size="9pt" officeooo:rsid="00c459f1" style:font-size-asian="9pt" style:font-size-complex="9pt"/>
    </style:style>
    <style:style style:name="T4" style:family="text">
      <style:text-properties style:font-name="Times New Roman" fo:font-size="9pt" officeooo:rsid="003ce0b8" style:font-size-asian="9pt" style:font-size-complex="9pt"/>
    </style:style>
    <style:style style:name="T5" style:family="text">
      <style:text-properties style:font-name="Times New Roman" fo:font-size="9pt" officeooo:rsid="0051b4c0" style:font-size-asian="9pt" style:font-size-complex="9pt"/>
    </style:style>
    <style:style style:name="T6" style:family="text">
      <style:text-properties style:font-name="Times New Roman" fo:font-size="9pt" officeooo:rsid="004ea73a" style:font-size-asian="9pt" style:font-size-complex="9pt"/>
    </style:style>
    <style:style style:name="T7" style:family="text">
      <style:text-properties style:font-name="Times New Roman" fo:font-size="8pt" officeooo:rsid="002b2350" style:font-size-asian="8pt" style:font-name-complex="Pyidaungsu" style:font-size-complex="8pt" style:language-complex="my" style:country-complex="MM"/>
    </style:style>
    <style:style style:name="T8" style:family="text">
      <style:text-properties style:font-name="Times New Roman" fo:font-size="10pt" officeooo:rsid="00ddfdd2" style:font-size-asian="10pt" style:font-size-complex="10pt"/>
    </style:style>
    <style:style style:name="T9" style:family="text">
      <style:text-properties officeooo:rsid="0005a63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8ec55" style:font-weight-asian="bold" style:font-weight-complex="bold"/>
    </style:style>
    <style:style style:name="T12" style:family="text">
      <style:text-properties fo:font-weight="bold" officeooo:rsid="018b5315" style:font-weight-asian="bold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470c5f"/>
    </style:style>
    <style:style style:name="T15" style:family="text">
      <style:text-properties officeooo:rsid="00784c66"/>
    </style:style>
    <style:style style:name="T16" style:family="text">
      <style:text-properties officeooo:rsid="007ad39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4ea73a"/>
    </style:style>
    <style:style style:name="T19" style:family="text">
      <style:text-properties officeooo:rsid="018b531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rinted_date" text:name="py3o.company.printed_date"/>
        <text:user-field-decl office:value-type="string" office:string-value="Address" text:name="py3o.temp.address"/>
        <text:user-field-decl office:value-type="string" office:string-value="Phone" text:name="py3o.temp.company_phone"/>
        <text:user-field-decl office:value-type="string" office:string-value="Title1" text:name="py3o.temp.title1"/>
        <text:user-field-decl office:value-type="string" office:string-value="Title2" text:name="py3o.temp.title2"/>
        <text:user-field-decl office:value-type="string" office:string-value="Complain" text:name="py3o.temp.complain"/>
        <text:user-field-decl office:value-type="string" office:string-value="Mail" text:name="py3o.temp.social_mail"/>
        <text:user-field-decl office:value-type="string" office:string-value="Viber" text:name="py3o.temp.social_viber"/>
        <text:user-field-decl office:value-type="string" office:string-value="Thanks" text:name="py3o.temp.thank"/>
        <text:user-field-decl office:value-type="string" office:string-value="city" text:name="py3o.company.city"/>
        <text:user-field-decl office:value-type="string" office:string-value="phone" text:name="py3o.company.phone"/>
        <text:user-field-decl office:value-type="string" office:string-value="street1" text:name="py3o.company.street1"/>
        <text:user-field-decl office:value-type="string" office:string-value="street2" text:name="py3o.company.street2"/>
        <text:user-field-decl office:value-type="string" office:string-value="township" text:name="py3o.company.township"/>
        <text:user-field-decl office:value-type="string" office:string-value="facebook_link" text:name="py3o.company.facebook_link"/>
        <text:user-field-decl office:value-type="string" office:string-value="gmail" text:name="py3o.company.gmail"/>
        <text:user-field-decl office:value-type="string" office:string-value="viber_no" text:name="py3o.company.viber_no"/>
        <text:user-field-decl office:value-type="string" office:string-value="we_chat" text:name="py3o.company.we_chat"/>
        <text:user-field-decl office:value-type="string" office:string-value="website" text:name="py3o.company.website"/>
        <text:user-field-decl office:value-type="string" office:string-value="print_date" text:name="py3o.company.print_date"/>
        <text:user-field-decl office:value-type="string" office:string-value="company_name" text:name="py3o.company.company_name"/>
        <text:user-field-decl office:value-type="string" office:string-value="order_ref" text:name="py3o.record.order_ref"/>
        <text:user-field-decl office:value-type="string" office:string-value="cus_name" text:name="py3o.record.cus_name"/>
        <text:user-field-decl office:value-type="string" office:string-value="township" text:name="py3o.record.township"/>
        <text:user-field-decl office:value-type="string" office:string-value="city" text:name="py3o.record.city"/>
        <text:user-field-decl office:value-type="string" office:string-value="customer_code" text:name="py3o.record.customer_code"/>
        <text:user-field-decl office:value-type="string" office:string-value="order_date" text:name="py3o.record.order_date"/>
        <text:user-field-decl office:value-type="string" office:string-value="sale_person" text:name="py3o.record.sale_person"/>
        <text:user-field-decl office:value-type="string" office:string-value="remark" text:name="py3o.record.remark"/>
        <text:user-field-decl office:value-type="string" office:string-value="sub_total" text:name="py3o.record.sub_total"/>
        <text:user-field-decl office:value-type="string" office:string-value="grand_total" text:name="py3o.record.grand_total"/>
        <text:user-field-decl office:value-type="string" office:string-value="discount_total" text:name="py3o.record.discount_total"/>
        <text:user-field-decl office:value-type="string" office:string-value="TotalQty" text:name="py3o.doc.total_qty"/>
        <text:user-field-decl office:value-type="string" office:string-value="Total" text:name="py3o.doc.total"/>
        <text:user-field-decl office:value-type="string" office:string-value="TotalDis" text:name="py3o.doc.total_discount"/>
        <text:user-field-decl office:value-type="string" office:string-value="TotalFoc" text:name="py3o.doc.total_foc"/>
        <text:user-field-decl office:value-type="string" office:string-value="qty_total" text:name="py3o.record.qty_total"/>
        <text:user-field-decl office:value-type="string" office:string-value="foc_total" text:name="py3o.record.foc_total"/>
        <text:user-field-decl office:value-type="string" office:string-value="no" text:name="py3o.line.no"/>
        <text:user-field-decl office:value-type="string" office:string-value="o_pcode" text:name="py3o.line.o_pcode"/>
        <text:user-field-decl office:value-type="string" office:string-value="o_pname" text:name="py3o.line.o_pname"/>
        <text:user-field-decl office:value-type="string" office:string-value="o_qty" text:name="py3o.line.o_qty"/>
        <text:user-field-decl office:value-type="string" office:string-value="o_uom" text:name="py3o.line.o_uom"/>
        <text:user-field-decl office:value-type="string" office:string-value="o_punit" text:name="py3o.line.o_punit"/>
        <text:user-field-decl office:value-type="string" office:string-value="o_discount" text:name="py3o.line.o_discount"/>
        <text:user-field-decl office:value-type="string" office:string-value="o_tax" text:name="py3o.line.o_tax"/>
        <text:user-field-decl office:value-type="string" office:string-value="o_subtotal" text:name="py3o.line.o_subtotal"/>
        <text:user-field-decl office:value-type="string" office:string-value="foc_amount" text:name="py3o.record.foc_amount"/>
        <text:user-field-decl office:value-type="string" office:string-value="PDate" text:name="py3o.doc.printed_date"/>
        <text:user-field-decl office:value-type="string" office:string-value="shop" text:name="py3o.record.shop"/>
      </text:user-field-decls>
      <text:p text:style-name="P2"><text:a xlink:type="simple" xlink:href="py3o://for=%22record%20in%20records%22" text:style-name="Internet_20_link" text:visited-style-name="Visited_20_Internet_20_Link"><text:span text:style-name="T4">for="record in record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Order Code</text:p>
          </table:table-cell>
          <table:table-cell table:style-name="Table2.A1" office:value-type="string">
            <text:p text:style-name="P15">: <text:span text:style-name="T17"><text:user-field-get text:name="py3o.record.order_ref">order_ref</text:user-field-get></text:span></text:p>
          </table:table-cell>
          <table:table-cell table:style-name="Table2.A1" office:value-type="string">
            <text:p text:style-name="P14">Customer Name</text:p>
          </table:table-cell>
          <table:table-cell table:style-name="Table2.A1" office:value-type="string">
            <text:p text:style-name="P15">: <text:span text:style-name="T17"><text:user-field-get text:name="py3o.record.cus_name">cus_name</text:user-field-get></text:span></text:p>
          </table:table-cell>
        </table:table-row>
        <table:table-row table:style-name="Table2.2">
          <table:table-cell table:style-name="Table2.A1" office:value-type="string">
            <text:p text:style-name="P14">Customer Code</text:p>
          </table:table-cell>
          <table:table-cell table:style-name="Table2.A1" office:value-type="string">
            <text:p text:style-name="P15">: <text:span text:style-name="T17"><text:user-field-get text:name="py3o.record.customer_code">customer_code</text:user-field-get></text:span></text:p>
          </table:table-cell>
          <table:table-cell table:style-name="Table2.A1" office:value-type="string">
            <text:p text:style-name="P16">Shop Name</text:p>
          </table:table-cell>
          <table:table-cell table:style-name="Table2.A1" office:value-type="string">
            <text:p text:style-name="P15">: <text:span text:style-name="T17"><text:user-field-get text:name="py3o.record.shop">shop</text:user-field-get></text:span></text:p>
          </table:table-cell>
        </table:table-row>
        <table:table-row table:style-name="Table2.3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4">Address</text:p>
          </table:table-cell>
          <table:table-cell table:style-name="Table2.A1" office:value-type="string">
            <text:p text:style-name="P17">: <text:span text:style-name="T17"><text:user-field-get text:name="py3o.record.township">township</text:user-field-get></text:span><text:span text:style-name="T17"><text:s/>, <text:s/></text:span><text:span text:style-name="T17"><text:user-field-get text:name="py3o.record.city">city</text:user-field-get></text:span></text:p>
          </table:table-cell>
        </table:table-row>
      </table:table>
      <text:p text:style-name="P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Order Date : </text:p>
          </table:table-cell>
          <table:table-cell table:style-name="Table3.A1" office:value-type="string">
            <text:p text:style-name="P18">Salesperson : </text:p>
          </table:table-cell>
          <table:table-cell table:style-name="Table3.A1" office:value-type="string">
            <text:p text:style-name="P19">Remark : </text:p>
          </table:table-cell>
        </table:table-row>
        <table:table-row>
          <table:table-cell table:style-name="Table3.A1" office:value-type="string">
            <text:p text:style-name="P28"><text:user-field-get text:name="py3o.record.order_date">order_date</text:user-field-get></text:p>
          </table:table-cell>
          <table:table-cell table:style-name="Table3.A1" office:value-type="string">
            <text:p text:style-name="P28"><text:user-field-get text:name="py3o.record.sale_person">sale_person</text:user-field-get></text:p>
          </table:table-cell>
          <table:table-cell table:style-name="Table3.A1" office:value-type="string">
            <text:p text:style-name="P28"><text:user-field-get text:name="py3o.record.remark">remark</text:user-field-get>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0">No.</text:p>
          </table:table-cell>
          <table:table-cell table:style-name="Table4.A1" office:value-type="string">
            <text:p text:style-name="P20">Product Code</text:p>
          </table:table-cell>
          <table:table-cell table:style-name="Table4.A1" office:value-type="string">
            <text:p text:style-name="P20">Description</text:p>
          </table:table-cell>
          <table:table-cell table:style-name="Table4.A1" office:value-type="string">
            <text:p text:style-name="P21">Qty</text:p>
          </table:table-cell>
          <table:table-cell table:style-name="Table4.A1" office:value-type="string">
            <text:p text:style-name="P22">UOM</text:p>
          </table:table-cell>
          <table:table-cell table:style-name="Table4.A1" office:value-type="string">
            <text:p text:style-name="P20">Price</text:p>
          </table:table-cell>
          <table:table-cell table:style-name="Table4.G1" office:value-type="string">
            <text:p text:style-name="P20">Amount(Ks)</text:p>
          </table:table-cell>
        </table:table-row>
        <table:table-row table:style-name="Table4.2">
          <table:table-cell table:style-name="Table4.A2" table:number-columns-spanned="6" office:value-type="string">
            <text:p text:style-name="P39"><text:a xlink:type="simple" xlink:href="py3o://for=%22line%20in%20record.lines%22" text:style-name="Internet_20_link" text:visited-style-name="Visited_20_Internet_20_Link"><text:span text:style-name="T5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9"><text:user-field-get text:name="py3o.line.no">no</text:user-field-get></text:p>
          </table:table-cell>
          <table:table-cell table:style-name="Table4.A2" office:value-type="string">
            <text:p text:style-name="P11"><text:user-field-get text:name="py3o.line.o_pcode">o_pcode</text:user-field-get></text:p>
          </table:table-cell>
          <table:table-cell table:style-name="Table4.A2" office:value-type="string">
            <text:p text:style-name="P11"><text:user-field-get text:name="py3o.line.o_pname">o_pname</text:user-field-get></text:p>
          </table:table-cell>
          <table:table-cell table:style-name="Table4.A2" office:value-type="string">
            <text:p text:style-name="P10"><text:user-field-get text:name="py3o.line.o_qty">o_qty</text:user-field-get></text:p>
          </table:table-cell>
          <table:table-cell table:style-name="Table4.A2" office:value-type="string">
            <text:p text:style-name="P10"><text:user-field-get text:name="py3o.line.o_uom">o_uom</text:user-field-get></text:p>
          </table:table-cell>
          <table:table-cell table:style-name="Table4.A2" office:value-type="string">
            <text:p text:style-name="P7"><text:user-field-get text:name="py3o.line.o_punit">o_punit</text:user-field-get></text:p>
          </table:table-cell>
          <table:table-cell table:style-name="Table4.G2" office:value-type="string">
            <text:p text:style-name="P7"><text:user-field-get text:name="py3o.line.o_subtotal">o_subtotal</text:user-field-get></text:p>
          </table:table-cell>
        </table:table-row>
        <table:table-row>
          <table:table-cell table:style-name="Table4.A2" table:number-columns-spanned="6" office:value-type="string">
            <text:p text:style-name="P13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2" office:value-type="string">
            <text:p text:style-name="P13"/>
          </table:table-cell>
        </table:table-row>
        <table:table-row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11"/>
          </table:table-cell>
          <table:table-cell table:style-name="Table4.A5" table:number-columns-spanned="3" office:value-type="string">
            <text:p text:style-name="P24"><text:s text:c="10"/>Total Qty ( <text:user-field-get text:name="py3o.record.qty_total">qty_total</text:user-field-get><text:s/>) items </text:p>
          </table:table-cell>
          <table:covered-table-cell/>
          <table:covered-table-cell/>
          <table:table-cell table:style-name="Table4.G1" office:value-type="string">
            <text:p text:style-name="P43">Total</text:p>
          </table:table-cell>
          <table:table-cell table:style-name="Table4.G2" office:value-type="string">
            <text:p text:style-name="P41"><text:user-field-get text:name="py3o.record.sub_total">sub_total</text:user-field-get></text:p>
          </table:table-cell>
        </table:table-row>
        <table:table-row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11"/>
          </table:table-cell>
          <table:table-cell table:style-name="Table4.A5" table:number-columns-spanned="3" office:value-type="string">
            <text:p text:style-name="P23"><text:span text:style-name="T14"><text:s text:c="10"/>FOC</text:span> <text:span text:style-name="T14">Qty </text:span>( <text:user-field-get text:name="py3o.record.foc_total">foc_total</text:user-field-get><text:s/>) items</text:p>
          </table:table-cell>
          <table:covered-table-cell/>
          <table:covered-table-cell/>
          <table:table-cell table:style-name="Table4.G1" office:value-type="string">
            <text:p text:style-name="P42"><text:span text:style-name="T12">Dis/Com</text:span></text:p>
          </table:table-cell>
          <table:table-cell table:style-name="Table4.G2" office:value-type="string">
            <text:p text:style-name="P29"><text:s/><text:user-field-get text:name="py3o.record.discount_total">discount_total</text:user-field-get></text:p>
          </table:table-cell>
        </table:table-row>
        <table:table-row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11"/>
          </table:table-cell>
          <table:table-cell table:style-name="Table4.A5" table:number-columns-spanned="3" office:value-type="string">
            <text:p text:style-name="P12"><text:span text:style-name="T11"><text:s text:c="10"/>FOC Amount - </text:span><text:span text:style-name="T11"><text:user-field-get text:name="py3o.record.foc_amount">foc_amount</text:user-field-get></text:span></text:p>
          </table:table-cell>
          <table:covered-table-cell/>
          <table:covered-table-cell/>
          <table:table-cell table:style-name="Table4.G1" office:value-type="string">
            <text:p text:style-name="P42"><text:span text:style-name="T12">Grand Total</text:span> </text:p>
          </table:table-cell>
          <table:table-cell table:style-name="Table4.G2" office:value-type="string">
            <text:p text:style-name="P41"><text:user-field-get text:name="py3o.record.grand_total">grand_total</text:user-field-get></text:p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6.85in" table:align="margins"/>
    </style:style>
    <style:style style:name="Table7.A" style:family="table-column">
      <style:table-column-properties style:column-width="1.9306in" style:rel-column-width="18469*"/>
    </style:style>
    <style:style style:name="Table7.B" style:family="table-column">
      <style:table-column-properties style:column-width="0.1306in" style:rel-column-width="1249*"/>
    </style:style>
    <style:style style:name="Table7.C" style:family="table-column">
      <style:table-column-properties style:column-width="4.7889in" style:rel-column-width="45817*"/>
    </style:style>
    <style:style style:name="Table7.A1" style:family="table-cell">
      <style:table-cell-properties style:writing-mode="page"/>
    </style:style>
    <style:style style:name="Table7.3" style:family="table-row">
      <style:table-row-properties style:min-row-height="0.2132in"/>
    </style:style>
    <style:style style:name="Table7.A3" style:family="table-cell">
      <style:table-cell-properties fo:padding="0in" fo:border="none" style:writing-mode="page"/>
    </style:style>
    <style:style style:name="Table7.B4" style:family="table-cell">
      <style:table-cell-properties style:vertical-align="middle" fo:padding="0in" fo:border="none" style:writing-mode="page"/>
    </style:style>
    <style:style style:name="Table7.6" style:family="table-row">
      <style:table-row-properties style:min-row-height="0.4118in"/>
    </style:style>
    <style:style style:name="Table7.B6" style:family="table-cell">
      <style:table-cell-properties style:vertical-align="" style:writing-mode="page"/>
    </style:style>
    <style:style style:name="Table6" style:family="table">
      <style:table-properties style:width="6.85in" table:align="margins"/>
    </style:style>
    <style:style style:name="Table6.A" style:family="table-column">
      <style:table-column-properties style:column-width="6.85in" style:rel-column-width="65535*"/>
    </style:style>
    <style:style style:name="Table6.A1" style:family="table-cell">
      <style:table-cell-properties fo:padding="0in" fo:border="none" style:writing-mode="page"/>
    </style:style>
    <style:style style:name="Table6.A2" style:family="table-cell">
      <style:table-cell-properties style:writing-mode="page"/>
    </style:style>
    <style:style style:name="Table6.A3" style:family="table-cell">
      <style:table-cell-properties style:vertical-align="middle" fo:padding="0in" fo:border="none" style:writing-mode="page"/>
    </style:style>
    <style:style style:name="Table6.A4" style:family="table-cell">
      <style:table-cell-properties style:vertical-align="middle" style:writing-mode="page"/>
    </style:style>
    <style:style style:name="Table6.A5" style:family="table-cell">
      <style:table-cell-properties style:vertical-align="middle" style:writing-mode="page"/>
    </style:style>
    <style:style style:name="Table6.A7" style:family="table-cell">
      <style:table-cell-properties style:writing-mode="page"/>
    </style:style>
    <style:style style:name="MP1" style:family="paragraph" style:parent-style-name="Standard">
      <style:paragraph-properties fo:text-align="end" style:justify-single-word="false"/>
      <style:text-properties officeooo:paragraph-rsid="008d3d6c"/>
    </style:style>
    <style:style style:name="MP2" style:family="paragraph" style:parent-style-name="Table_20_Contents">
      <style:text-properties style:font-name="Times New Roman"/>
    </style:style>
    <style:style style:name="MP3" style:family="paragraph" style:parent-style-name="Table_20_Contents">
      <style:paragraph-properties fo:line-height="150%" fo:text-align="end" style:justify-single-word="false"/>
      <style:text-properties style:font-name="Times New Roman" fo:font-size="8pt" officeooo:paragraph-rsid="00c247e6" style:font-size-asian="8pt" style:font-size-complex="8pt"/>
    </style:style>
    <style:style style:name="MP4" style:family="paragraph" style:parent-style-name="Table_20_Contents">
      <style:paragraph-properties fo:margin-top="0.0398in" fo:margin-bottom="0.0398in" style:contextual-spacing="false" fo:line-height="115%"/>
    </style:style>
    <style:style style:name="MP5" style:family="paragraph" style:parent-style-name="Table_20_Contents">
      <style:paragraph-properties fo:margin-top="0.1189in" fo:margin-bottom="0.1189in" style:contextual-spacing="false" fo:line-height="150%"/>
      <style:text-properties style:font-name="Times New Roman" officeooo:paragraph-rsid="014bd8f3"/>
    </style:style>
    <style:style style:name="MP6" style:family="paragraph" style:parent-style-name="Table_20_Contents">
      <style:paragraph-properties fo:margin-top="0.1189in" fo:margin-bottom="0.1189in" style:contextual-spacing="false" fo:line-height="150%"/>
      <style:text-properties style:font-name="Pyidaungsu" fo:font-size="20pt" style:font-size-asian="20pt" style:font-size-complex="20pt"/>
    </style:style>
    <style:style style:name="MP7" style:family="paragraph" style:parent-style-name="Table_20_Contents">
      <style:paragraph-properties fo:margin-top="0in" fo:margin-bottom="0in" style:contextual-spacing="false" fo:line-height="150%"/>
      <style:text-properties style:font-name="Pyidaungsu" fo:font-size="10pt" officeooo:paragraph-rsid="00d422b7" style:font-size-asian="10pt" style:font-size-complex="10pt"/>
    </style:style>
    <style:style style:name="MP8" style:family="paragraph" style:parent-style-name="Table_20_Contents">
      <style:paragraph-properties fo:margin-top="0.0398in" fo:margin-bottom="0.0398in" style:contextual-spacing="false" fo:line-height="150%"/>
      <style:text-properties style:font-name="Times New Roman" fo:font-size="10pt" style:font-size-asian="10pt" style:font-size-complex="10pt"/>
    </style:style>
    <style:style style:name="MP9" style:family="paragraph" style:parent-style-name="Header">
      <style:text-properties officeooo:paragraph-rsid="008d3d6c"/>
    </style:style>
    <style:style style:name="MP10" style:family="paragraph" style:parent-style-name="Table_20_Contents">
      <style:paragraph-properties fo:line-height="150%" fo:text-align="start" style:justify-single-word="false"/>
      <style:text-properties officeooo:paragraph-rsid="009467d1"/>
    </style:style>
    <style:style style:name="MP11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style:font-name="Pyidaungsu" fo:font-size="10pt" officeooo:paragraph-rsid="009467d1" style:font-size-asian="10pt" style:font-size-complex="10pt"/>
    </style:style>
    <style:style style:name="MP12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style:font-name="Pyidaungsu" fo:font-size="10pt" officeooo:paragraph-rsid="00df5662" style:font-size-asian="10pt" style:font-size-complex="10pt"/>
    </style:style>
    <style:style style:name="MP13" style:family="paragraph" style:parent-style-name="Table_20_Contents">
      <style:paragraph-properties fo:line-height="115%" fo:text-align="start" style:justify-single-word="false"/>
      <style:text-properties officeooo:paragraph-rsid="009467d1"/>
    </style:style>
    <style:style style:name="MP14" style:family="paragraph" style:parent-style-name="Standard">
      <style:text-properties officeooo:paragraph-rsid="009467d1"/>
    </style:style>
    <style:style style:name="MT1" style:family="text">
      <style:text-properties style:font-name="Times New Roman" fo:font-size="6pt" officeooo:rsid="008e7dbb" style:font-size-asian="6pt" style:font-size-complex="6pt"/>
    </style:style>
    <style:style style:name="MT2" style:family="text">
      <style:text-properties officeooo:rsid="0005a632"/>
    </style:style>
    <style:style style:name="MT3" style:family="text">
      <style:text-properties style:font-name="Times New Roman" fo:font-size="9pt" officeooo:rsid="00c247e6" style:font-size-asian="9pt" style:font-size-complex="9pt"/>
    </style:style>
    <style:style style:name="MT4" style:family="text">
      <style:text-properties style:font-name="Times New Roman" fo:font-size="9pt" officeooo:rsid="00c459f1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style:font-name="Times New Roman" fo:font-size="8pt" officeooo:rsid="002b2350" style:font-size-asian="8pt" style:font-name-complex="Pyidaungsu" style:font-size-complex="8pt" style:language-complex="my" style:country-complex="MM"/>
    </style:style>
    <style:style style:name="MT8" style:family="text">
      <style:text-properties style:font-name="Times New Roman" fo:font-size="10pt" officeooo:rsid="00ddfdd2" style:font-size-asian="10pt" style:font-size-complex="10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loext:rel-width-rel="paragraph" loext:rel-height-rel="paragraph"/>
    </style:style>
    <style:page-layout style:name="Mpm1">
      <style:page-layout-properties fo:page-width="6.9291in" fo:page-height="9.8425in" style:num-format="1" style:print-orientation="portrait" fo:margin-top="0.0783in" fo:margin-bottom="0.0783in" fo:margin-left="0.0398in" fo:margin-right="0.0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rinted_date" text:name="py3o.company.printed_date"/>
          <text:user-field-decl office:value-type="string" office:string-value="Address" text:name="py3o.temp.address"/>
          <text:user-field-decl office:value-type="string" office:string-value="Phone" text:name="py3o.temp.company_phone"/>
          <text:user-field-decl office:value-type="string" office:string-value="Title1" text:name="py3o.temp.title1"/>
          <text:user-field-decl office:value-type="string" office:string-value="Title2" text:name="py3o.temp.title2"/>
        </text:user-field-decls>
        <text:p text:style-name="MP1"><text:a xlink:type="simple" xlink:href="py3o://for=%22company%20in%20company%22" text:style-name="Internet_20_link" text:visited-style-name="Visited_20_Internet_20_Link"><text:span text:style-name="MT1">for="company in company"</text:span></text:a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>
            <table:table-cell table:style-name="Table7.A1" office:value-type="string">
              <text:p text:style-name="MP2"/>
            </table:table-cell>
            <table:table-cell table:style-name="Table7.A1" office:value-type="string">
              <text:p text:style-name="MP2"/>
            </table:table-cell>
            <table:table-cell table:style-name="Table7.A1" office:value-type="string">
              <text:p text:style-name="MP3"><text:span text:style-name="MT2">Printed Date : </text:span><text:span text:style-name="MT2"><text:user-field-get text:name="py3o.company.printed_date">printed_date</text:user-field-get></text:span></text:p>
            </table:table-cell>
          </table:table-row>
          <table:table-row>
            <table:table-cell table:style-name="Table7.A1" table:number-columns-spanned="3" office:value-type="string">
              <text:p text:style-name="Table_20_Contents"><text:a xlink:type="simple" xlink:href="py3o://for=%22doc%20in%20records%22" text:style-name="Internet_20_link" text:visited-style-name="Visited_20_Internet_20_Link"><text:span text:style-name="MT3">for="doc in records"</text:span></text:a></text:p>
            </table:table-cell>
            <table:covered-table-cell/>
            <table:covered-table-cell/>
          </table:table-row>
          <table:table-row table:style-name="Table7.3">
            <table:table-cell table:style-name="Table7.A3" table:number-columns-spanned="3" office:value-type="string">
              <text:p text:style-name="MP4"><text:a xlink:type="simple" xlink:href="py3o://for=%22temp%20in%20doc.report_template_id%22" text:style-name="Internet_20_link" text:visited-style-name="Visited_20_Internet_20_Link"><text:span text:style-name="MT4">for="temp in doc.report_template_id"</text:span></text:a></text:p>
            </table:table-cell>
            <table:covered-table-cell/>
            <table:covered-table-cell/>
          </table:table-row>
          <table:table-row>
            <table:table-cell table:style-name="Table7.A3" table:number-rows-spanned="3" office:value-type="string">
              <text:p text:style-name="MP5"><draw:frame draw:style-name="Mfr1" draw:name="py3o.image(temp.title_img,'png',height='3cm',width='2.1cm',isb64=True)" text:anchor-type="paragraph" svg:x="0.1402in" svg:y="0.0598in" svg:width="1.5626in" style:rel-width="81%" svg:height="1.3992in" style:rel-height="91%" draw:z-index="0"><draw:text-box><text:p text:style-name="Frame_20_contents"/></draw:text-box></draw:frame></text:p>
            </table:table-cell>
            <table:table-cell table:style-name="Table7.B4" table:number-columns-spanned="2" office:value-type="string">
              <text:p text:style-name="MP6"><text:span text:style-name="MT5"><text:user-field-get text:name="py3o.temp.title1">Title1</text:user-field-get></text:span><text:span text:style-name="MT5"><text:s/></text:span><text:span text:style-name="MT6"><text:user-field-get text:name="py3o.temp.title2">Title2</text:user-field-get></text:span></text:p>
            </table:table-cell>
            <table:covered-table-cell/>
          </table:table-row>
          <table:table-row>
            <table:covered-table-cell table:style-name="Table7.A3"/>
            <table:table-cell table:style-name="Table7.A1" table:number-columns-spanned="2" office:value-type="string">
              <text:p text:style-name="MP7"><text:user-field-get text:name="py3o.temp.address">Address</text:user-field-get></text:p>
            </table:table-cell>
            <table:covered-table-cell/>
          </table:table-row>
          <table:table-row table:style-name="Table7.6">
            <table:covered-table-cell table:style-name="Table7.A3"/>
            <table:table-cell table:style-name="Table7.B6" table:number-columns-spanned="2" office:value-type="string">
              <text:p text:style-name="MP8"><text:user-field-get text:name="py3o.temp.company_phone">Phone</text:user-field-get></text:p>
            </table:table-cell>
            <table:covered-table-cell/>
          </table:table-row>
          <table:table-row>
            <table:table-cell table:style-name="Table7.A1" table:number-columns-spanned="3" office:value-type="string">
              <text:p text:style-name="Table_20_Contents"><text:a xlink:type="simple" xlink:href="py3o:///for" text:style-name="Internet_20_link" text:visited-style-name="Visited_20_Internet_20_Link"><text:span text:style-name="MT4">/for</text:span></text:a></text:p>
            </table:table-cell>
            <table:covered-table-cell/>
            <table:covered-table-cell/>
          </table:table-row>
          <table:table-row>
            <table:table-cell table:style-name="Table7.A3" table:number-columns-spanned="3" office:value-type="string">
              <text:p text:style-name="Table_20_Contents"><text:a xlink:type="simple" xlink:href="py3o:///for" text:style-name="Internet_20_link" text:visited-style-name="Visited_20_Internet_20_Link"><text:span text:style-name="MT3">/for</text:span></text:a></text:p>
            </table:table-cell>
            <table:covered-table-cell/>
            <table:covered-table-cell/>
          </table:table-row>
          <table:table-row>
            <table:table-cell table:style-name="Table7.A3" office:value-type="string">
              <text:p text:style-name="MP2"/>
            </table:table-cell>
            <table:table-cell table:style-name="Table7.A3" office:value-type="string">
              <text:p text:style-name="MP2"/>
            </table:table-cell>
            <table:table-cell table:style-name="Table7.A3" office:value-type="string">
              <text:p text:style-name="MP2"/>
            </table:table-cell>
          </table:table-row>
        </table:table>
        <text:p text:style-name="MP9"><text:a xlink:type="simple" xlink:href="py3o:///for" text:style-name="Internet_20_link" text:visited-style-name="Visited_20_Internet_20_Link"><text:span text:style-name="MT7">/for</text:span></text:a></text:p>
      </style:header>
      <style:footer>
        <text:user-field-decls>
          <text:user-field-decl office:value-type="string" office:string-value="Complain" text:name="py3o.temp.complain"/>
          <text:user-field-decl office:value-type="string" office:string-value="Mail" text:name="py3o.temp.social_mail"/>
          <text:user-field-decl office:value-type="string" office:string-value="Viber" text:name="py3o.temp.social_viber"/>
          <text:user-field-decl office:value-type="string" office:string-value="Thanks" text:name="py3o.temp.thank"/>
        </text:user-field-decls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10"><text:a xlink:type="simple" xlink:href="py3o://for=%22doc%20in%20records%22" text:style-name="Internet_20_link" text:visited-style-name="Visited_20_Internet_20_Link"><text:span text:style-name="MT8">for="doc in records"</text:span></text:a></text:p>
            </table:table-cell>
          </table:table-row>
          <table:table-row>
            <table:table-cell table:style-name="Table6.A2" office:value-type="string">
              <text:p text:style-name="MP10"><text:a xlink:type="simple" xlink:href="py3o://for=%22temp%20in%20doc.report_template_id%22" text:style-name="Internet_20_link" text:visited-style-name="Visited_20_Internet_20_Link"><text:span text:style-name="MT8">for="temp in doc.report_template_id"</text:span></text:a></text:p>
            </table:table-cell>
          </table:table-row>
          <table:table-row>
            <table:table-cell table:style-name="Table6.A3" office:value-type="string">
              <text:p text:style-name="MP11"><text:user-field-get text:name="py3o.temp.social_viber">Viber</text:user-field-get></text:p>
            </table:table-cell>
          </table:table-row>
          <table:table-row>
            <table:table-cell table:style-name="Table6.A4" office:value-type="string">
              <text:p text:style-name="MP12"><text:user-field-get text:name="py3o.temp.social_mail">Mail</text:user-field-get></text:p>
            </table:table-cell>
          </table:table-row>
          <table:table-row>
            <table:table-cell table:style-name="Table6.A4" office:value-type="string">
              <text:p text:style-name="MP12"><text:user-field-get text:name="py3o.temp.thank">Thanks</text:user-field-get></text:p>
            </table:table-cell>
          </table:table-row>
          <table:table-row>
            <table:table-cell table:style-name="Table6.A3" office:value-type="string">
              <text:p text:style-name="MP11"><text:user-field-get text:name="py3o.temp.complain">Complain</text:user-field-get></text:p>
            </table:table-cell>
          </table:table-row>
          <table:table-row>
            <table:table-cell table:style-name="Table6.A2" office:value-type="string">
              <text:p text:style-name="MP13"><text:a xlink:type="simple" xlink:href="py3o:///for" text:style-name="Internet_20_link" text:visited-style-name="Visited_20_Internet_20_Link"><text:span text:style-name="MT8">/for</text:span></text:a></text:p>
            </table:table-cell>
          </table:table-row>
          <table:table-row>
            <table:table-cell table:style-name="Table6.A1" office:value-type="string">
              <text:p text:style-name="MP13"><text:a xlink:type="simple" xlink:href="py3o:///for" text:style-name="Internet_20_link" text:visited-style-name="Visited_20_Internet_20_Link"><text:span text:style-name="MT8">/for</text:span></text:a></text:p>
            </table:table-cell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3:57:06.143000000</meta:creation-date>
    <dc:date>2024-01-05T21:43:50.088000000</dc:date>
    <meta:editing-duration>PT18H12M2S</meta:editing-duration>
    <meta:editing-cycles>184</meta:editing-cycles>
    <meta:generator>LibreOffice/7.4.2.3$Windows_X86_64 LibreOffice_project/382eef1f22670f7f4118c8c2dd222ec7ad009daf</meta:generator>
    <meta:document-statistic meta:table-count="5" meta:image-count="0" meta:object-count="0" meta:page-count="1" meta:paragraph-count="61" meta:word-count="109" meta:character-count="722" meta:non-whitespace-character-count="637"/>
  </office:meta>
</office:document-meta>
</file>